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4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5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6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5" style:family="paragraph" style:parent-style-name="Standard">
      <style:text-properties fo:language="pt" fo:country="PT" officeooo:rsid="0017dccd" officeooo:paragraph-rsid="0017dccd"/>
    </style:style>
    <style:style style:name="P16" style:family="paragraph" style:parent-style-name="Standard">
      <style:text-properties fo:language="pt" fo:country="PT" officeooo:rsid="001abd86" officeooo:paragraph-rsid="001abd86"/>
    </style:style>
    <style:style style:name="P17" style:family="paragraph" style:parent-style-name="Standard">
      <style:text-properties fo:language="pt" fo:country="PT" officeooo:rsid="001b21ef" officeooo:paragraph-rsid="001b21ef"/>
    </style:style>
    <style:style style:name="P18" style:family="paragraph" style:parent-style-name="Standard">
      <style:text-properties fo:language="pt" fo:country="PT" officeooo:rsid="001c7b47" officeooo:paragraph-rsid="001c7b47"/>
    </style:style>
    <style:style style:name="P19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20" style:family="paragraph" style:parent-style-name="Heading_20_1">
      <style:text-properties fo:language="pt" fo:country="PT"/>
    </style:style>
    <style:style style:name="P21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Experiência 1</text:h>
      <text:p text:style-name="P1"/>
      <text:p text:style-name="P3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3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3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3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3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3">7. What is the loopback interface and why is it important?</text:p>
      <text:p text:style-name="P3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21" text:outline-level="1">E<text:span text:style-name="T3">x</text:span>periência 2</text:h>
      <text:p text:style-name="P1"/>
      <text:p text:style-name="P3">1. How to configure vlany0?</text:p>
      <text:p text:style-name="P3"/>
      <text:p text:style-name="P9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0"/>
      <text:p text:style-name="P11">Comandos usados para criar cada uma das vlans</text:p>
      <text:p text:style-name="P11">configure terminal</text:p>
      <text:p text:style-name="P11">vlan x0</text:p>
      <text:p text:style-name="P11">end</text:p>
      <text:p text:style-name="P11">show vlan id x0</text:p>
      <text:p text:style-name="P10"/>
      <text:p text:style-name="P11">Comandos para adicionar uma dada porta a uma vlan</text:p>
      <text:p text:style-name="P11">configure terminal</text:p>
      <text:p text:style-name="P11">interface fastEthernet 0/porta</text:p>
      <text:p text:style-name="P11">switchport mode access</text:p>
      <text:p text:style-name="P11">switchport access vlan x0</text:p>
      <text:p text:style-name="P11">end</text:p>
      <text:p text:style-name="P11">show running-config interface fastEthernet 0/porta</text:p>
      <text:p text:style-name="P11">show interfaces fastEthernet 0/porta switchport</text:p>
      <text:p text:style-name="P11"/>
      <text:p text:style-name="P14"><text:span text:style-name="T15">5</text:span>0 <text:s text:c="2"/>VLAN0050 <text:s text:c="24"/>active <text:s text:c="3"/>Fa0/1, Fa0/2</text:p>
      <text:p text:style-name="P14"><text:span text:style-name="T15">5</text:span>1 <text:s text:c="2"/>VLAN0051 <text:s text:c="24"/>active <text:s text:c="3"/>Fa0/3</text:p>
      <text:p text:style-name="P1"/>
      <text:p text:style-name="P3">2. How many broadcast domains are there? How can you conclude it from</text:p>
      <text:p text:style-name="P3">the logs?</text:p>
      <text:p text:style-name="P3"/>
      <text:p text:style-name="P8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21" text:outline-level="1">Experiência 3</text:h>
      <text:p text:style-name="P1"/>
      <text:p text:style-name="P3">1. What routes are there in the tuxes? What are their meaning?</text:p>
      <text:p text:style-name="P4"/>
      <text:p text:style-name="P5">No tux1 existem duas <text:span text:style-name="T9">rotas</text:span>.</text:p>
      <text:p text:style-name="P5">Kernel IP routing table</text:p>
      <text:p text:style-name="P5">Destination<text:tab/>Gateway <text:s text:c="8"/>Genmask <text:s text:c="8"/>Flags Metric <text:s/>Ref<text:tab/>Use <text:tab/>Iface</text:p>
      <text:p text:style-name="P5">172.16.50.0 <text:s text:c="4"/>0.0.0.0 <text:s text:c="12"/>255.255.255.0 <text:s/>U <text:s text:c="4"/><text:tab/>0 <text:s text:c="5"/><text:tab/> <text:s/>0 <text:s text:c="7"/>0 <text:tab/>eth0</text:p>
      <text:p text:style-name="P5">172.16.51.0 <text:s text:c="4"/>172.16.50.254 255.255.255.0 <text:s/>UG <text:s text:c="3"/>0 <text:s text:c="5"/><text:tab/> <text:s/>0 <text:s text:c="7"/>0 <text:tab/>eth0</text:p>
      <text:p text:style-name="P5"/>
      <text:p text:style-name="P5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5"/>
      <text:p text:style-name="P6">No tux2 <text:span text:style-name="T10">existem duas rotas e a tabela é semelhante à do tux1.</text:span></text:p>
      <text:p text:style-name="P7">Kernel IP routing table</text:p>
      <text:p text:style-name="P7">Destination <text:s text:c="4"/>Gateway <text:s text:c="8"/><text:tab/>Genmask <text:s text:c="10"/>Flags Metric Ref <text:s text:c="3"/>Use Iface</text:p>
      <text:p text:style-name="P7">172.16.50.0 <text:s text:c="4"/>172.16.51.253 255.255.255.0 <text:s/>UG <text:s text:c="3"/>0 <text:s text:c="5"/><text:tab/>0 <text:s text:c="7"/>0 <text:s text:c="4"/>eth0</text:p>
      <text:p text:style-name="P7">172.16.51.0 <text:s text:c="4"/>0.0.0.0 <text:s text:c="8"/><text:tab/> 255.255.255.0 <text:s/>U <text:s text:c="4"/><text:tab/>0 <text:s text:c="5"/><text:tab/>0 <text:s text:c="7"/>0 <text:s text:c="4"/>eth0</text:p>
      <text:p text:style-name="P15">Aceita <text:span text:style-name="T11">os ips provenientes da rede 172.16.51.0/24. E faz forward dos ips 172.16.50.0/24 para o gateway router 172.16.51.253(eth1 tux4).</text:span></text:p>
      <text:p text:style-name="P15"/>
      <text:p text:style-name="P16">No tux4 que funciona como um gateway router, porque redireciona de uma interface (eth0) para outra(eth1).</text:p>
      <text:p text:style-name="P17">Kernel IP routing table</text:p>
      <text:p text:style-name="P17">Destination <text:s text:c="4"/>Gateway <text:s text:c="8"/>Genmask <text:s text:c="8"/><text:tab/> <text:s/>Flags Metric Ref <text:s text:c="3"/>Use Iface</text:p>
      <text:p text:style-name="P17">172.16.50.0 <text:s text:c="3"/>0.0.0.0 <text:s text:c="8"/><text:tab/>255.255.255.0 <text:s text:c="2"/>U <text:s text:c="6"/>0 <text:s text:c="5"/><text:tab/>0 <text:s text:c="7"/>0 <text:s text:c="4"/>eth0</text:p>
      <text:p text:style-name="P17">172.16.51.0 <text:s text:c="3"/>0.0.0.0 <text:s text:c="8"/><text:tab/>255.255.255.0 <text:s text:c="2"/>U <text:s text:c="6"/>0 <text:s text:c="5"/><text:tab/>0 <text:s text:c="7"/>0 <text:s text:c="4"/>eth1</text:p>
      <text:p text:style-name="P17"/>
      <text:p text:style-name="P18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3">2. What information does an entry of the forwarding table contain?</text:p>
      <text:p text:style-name="P12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3">3. What ARP messages, and associated MAC addresses, are observed and</text:p>
      <text:p text:style-name="P3">why?</text:p>
      <text:p text:style-name="P13"/>
      <text:p text:style-name="P13">HWaddr 00:21:5a:c3:78:70, é o mac address da interface eth0(172.16.50.254) do tux4.</text:p>
      <text:p text:style-name="P13">HWaddr 00:c0:df:08:d5:b0, é o mac address da interface eth1(172.15.51.25<text:span text:style-name="T14">3</text:span>) do tux4.</text:p>
      <text:p text:style-name="P1"/>
      <text:p text:style-name="P3">4. What ICMP packets are observed and why?</text:p>
      <text:p text:style-name="P1"/>
      <text:p text:style-name="P3">5. What are the IP and MAC addresses associated to ICMP packets and</text:p>
      <text:p text:style-name="P3">why?</text:p>
      <text:h text:style-name="P21" text:outline-level="1">Experiência 4</text:h>
      <text:p text:style-name="P1"/>
      <text:p text:style-name="P3">1. How to configure a static route in a commercial router?</text:p>
      <text:p text:style-name="P1"/>
      <text:p text:style-name="P3">2. What are the paths followed by the packets in the experiments carried out</text:p>
      <text:p text:style-name="P3">and why?</text:p>
      <text:p text:style-name="P1"/>
      <text:p text:style-name="P3">3. How to configure NAT in a commercial router?</text:p>
      <text:p text:style-name="P1"/>
      <text:p text:style-name="P3">4. What does NAT do?</text:p>
      <text:h text:style-name="P21" text:outline-level="1">Experiência 5</text:h>
      <text:p text:style-name="P1"/>
      <text:p text:style-name="P3">1. How to configure the DNS service at an host?</text:p>
      <text:p text:style-name="P1"/>
      <text:p text:style-name="P3">2. What packets are exchanged by DNS and what information is</text:p>
      <text:p text:style-name="P3">transported?</text:p>
      <text:h text:style-name="P21" text:outline-level="1">Experiência 6</text:h>
      <text:p text:style-name="P1"/>
      <text:p text:style-name="P3">1. How many TCP connections are opened by your ftp application?</text:p>
      <text:p text:style-name="P1"/>
      <text:p text:style-name="P3">2. In what connection is transported the FTP control information?</text:p>
      <text:p text:style-name="P1"/>
      <text:p text:style-name="P3">3. What are the phases of a TCP connection?</text:p>
      <text:p text:style-name="P1"/>
      <text:p text:style-name="P3">4. How does the ARQ TCP mechanism work? What are the relevant TCP</text:p>
      <text:p text:style-name="P3">fields? What relevant information can be observed in the logs?</text:p>
      <text:p text:style-name="P1"/>
      <text:p text:style-name="P3">5. How does the TCP congestion control mechanism work? What are the</text:p>
      <text:p text:style-name="P3">relevant fields. How did the throughput of the data connection evolve</text:p>
      <text:p text:style-name="P3">along the time? Is it according the TCP congestion control mechanism?</text:p>
      <text:p text:style-name="P1"/>
      <text:p text:style-name="P3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2T21:07:54.425358229</dc:date>
    <meta:editing-duration>PT7H18M54S</meta:editing-duration>
    <meta:editing-cycles>43</meta:editing-cycles>
    <meta:generator>LibreOffice/4.3.5.2.0$Linux_X86_64 LibreOffice_project/430m0$Build-2</meta:generator>
    <meta:document-statistic meta:table-count="0" meta:image-count="0" meta:object-count="0" meta:page-count="6" meta:paragraph-count="89" meta:word-count="1268" meta:character-count="7783" meta:non-whitespace-character-count="6265"/>
  </office:meta>
</office:document-meta>
</file>